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/>
          <table:table-cell office:value-type="string" calcext:value-type="string">
            <text:p>Autochthonous transmission casesb</text:p>
          </table:table-cell>
          <table:table-cell table:number-columns-repeated="3"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/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Suspected</text:p>
          </table:table-cell>
          <table:table-cell/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2" calcext:value-type="float">
            <text:p>312</text:p>
          </table:table-cell>
          <table:table-cell table:number-columns-repeated="3"/>
          <table:table-cell office:value-type="string" calcext:value-type="string">
            <text:p>35,8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4,57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125,2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94" calcext:value-type="float">
            <text:p>294</text:p>
          </table:table-cell>
          <table:table-cell table:number-columns-repeated="3"/>
          <table:table-cell office:value-type="string" calcext:value-type="string">
            <text:p>325,12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,570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347" calcext:value-type="float">
            <text:p>34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2.8" calcext:value-type="float">
            <text:p>2.8</text:p>
          </table:table-cell>
          <table:table-cell/>
          <table:table-cell office:value-type="string" calcext:value-type="string">
            <text:p>5,0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4,15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31.8" calcext:value-type="float">
            <text:p>531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7,342</text:p>
          </table:table-cell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48.4" calcext:value-type="float">
            <text:p>4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,2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71,83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52.9" calcext:value-type="float">
            <text:p>852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38,281</text:p>
          </table:table-cell>
          <table:table-cell office:value-type="string" calcext:value-type="string">
            <text:p>2,853</text:p>
          </table:table-cell>
          <table:table-cell table:number-columns-repeated="3"/>
          <table:table-cell office:value-type="float" office:value="657.5" calcext:value-type="float">
            <text:p>65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3,98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51,738</text:p>
          </table:table-cell>
          <table:table-cell/>
          <table:table-cell office:value-type="string" calcext:value-type="string">
            <text:p>3,55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2.6" calcext:value-type="float">
            <text:p>332.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/>
          <table:table-cell office:value-type="string" calcext:value-type="string">
            <text:p>Week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1,2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table:number-columns-repeated="4"/>
          <table:table-cell office:value-type="float" office:value="0.6" calcext:value-type="float">
            <text:p>0.6</text:p>
          </table:table-cell>
          <table:table-cell/>
          <table:table-cell office:value-type="string" calcext:value-type="string">
            <text:p>10,6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6,450</text:p>
          </table:table-cell>
          <table:table-cell office:value-type="string" calcext:value-type="string">
            <text:p>1,756</text:p>
          </table:table-cell>
          <table:table-cell table:number-columns-repeated="3"/>
          <table:table-cell office:value-type="string" calcext:value-type="string">
            <text:p>3,144.1</text:p>
          </table:table-cell>
          <table:table-cell office:value-type="float" office:value="2" calcext:value-type="float">
            <text:p>2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adaloup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31.9" calcext:value-type="float">
            <text:p>31.9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9" calcext:value-type="float">
            <text:p>9</text:p>
          </table:table-cell>
          <table:table-cell office:value-type="float" office:value="320" calcext:value-type="float">
            <text:p>320</text:p>
          </table:table-cell>
          <table:table-cell table:number-columns-repeated="4"/>
          <table:table-cell office:value-type="float" office:value="79" calcext:value-type="float">
            <text:p>79</text:p>
          </table:table-cell>
          <table:table-cell/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float" office:value="644" calcext:value-type="float">
            <text:p>644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20.5" calcext:value-type="float">
            <text:p>20.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,68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Barthelem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317" calcext:value-type="float">
            <text:p>317</text:p>
          </table:table-cell>
          <table:table-cell table:number-columns-repeated="4"/>
          <table:table-cell office:value-type="string" calcext:value-type="string">
            <text:p>3,561.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office:value-type="string" calcext:value-type="string">
            <text:p>1,681.1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8,548</text:p>
          </table:table-cell>
          <table:table-cell/>
          <table:table-cell office:value-type="string" calcext:value-type="string">
            <text:p>1,86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916" calcext:value-type="float">
            <text:p>91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11,0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20,891</text:p>
          </table:table-cell>
          <table:table-cell office:value-type="string" calcext:value-type="string">
            <text:p>1,104</text:p>
          </table:table-cell>
          <table:table-cell table:number-columns-repeated="3"/>
          <table:table-cell office:value-type="float" office:value="650.1" calcext:value-type="float">
            <text:p>650.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9,5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,463</text:p>
          </table:table-cell>
          <table:table-cell office:value-type="string" calcext:value-type="string">
            <text:p>3,813</text:p>
          </table:table-cell>
          <table:table-cell/>
          <table:table-cell office:value-type="float" office:value="99" calcext:value-type="float">
            <text:p>99</text:p>
          </table:table-cell>
          <table:table-cell/>
          <table:table-cell office:value-type="float" office:value="198.9" calcext:value-type="float">
            <text:p>19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,2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31,1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4,340</text:p>
          </table:table-cell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46.8" calcext:value-type="float">
            <text:p>46.8</text:p>
          </table:table-cell>
          <table:table-cell/>
          <table:table-cell office:value-type="string" calcext:value-type="string">
            <text:p>31,29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363,867</text:p>
          </table:table-cell>
          <table:table-cell/>
          <table:table-cell office:value-type="string" calcext:value-type="string">
            <text:p>6,183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265.8" calcext:value-type="float">
            <text:p>265.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number-columns-repeated="3"/>
          <table:table-cell office:value-type="string" calcext:value-type="string">
            <text:p>42,1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,64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203,65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17,92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,352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45.7" calcext:value-type="float">
            <text:p>45.7</text:p>
          </table:table-cell>
          <table:table-cell/>
          <table:table-cell office:value-type="string" calcext:value-type="string">
            <text:p>7,0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11,000</text:p>
          </table:table-cell>
          <table:table-cell/>
          <table:table-cell office:value-type="float" office:value="983" calcext:value-type="float">
            <text:p>98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93.8" calcext:value-type="float">
            <text:p>193.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.4" calcext:value-type="float">
            <text:p>17.4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281" calcext:value-type="float">
            <text:p>281</text:p>
          </table:table-cell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863.4" calcext:value-type="float">
            <text:p>863.4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5" calcext:value-type="float">
            <text:p>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8.3" calcext:value-type="float">
            <text:p>28.3</text:p>
          </table:table-cell>
          <table:table-cell/>
          <table:table-cell office:value-type="float" office:value="290" calcext:value-type="float">
            <text:p>29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21.4" calcext:value-type="float">
            <text:p>121.4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,31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61.6" calcext:value-type="float">
            <text:p>661.6</text:p>
          </table:table-cell>
          <table:table-cell/>
          <table:table-cell office:value-type="float" office:value="807" calcext:value-type="float">
            <text:p>80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6" calcext:value-type="float">
            <text:p>6</text:p>
          </table:table-cell>
          <table:table-cell office:value-type="float" office:value="299" calcext:value-type="float">
            <text:p>299</text:p>
          </table:table-cell>
          <table:table-cell table:number-columns-repeated="4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2,8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102" calcext:value-type="float">
            <text:p>1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nt Maarten (Dutch part)Ξ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1,34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317.5" calcext:value-type="float">
            <text:p>317.5</text:p>
          </table:table-cell>
          <table:table-cell/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2"/>
          <table:table-cell office:value-type="string" calcext:value-type="string">
            <text:p>6,315</text:p>
          </table:table-cell>
          <table:table-cell/>
          <table:table-cell office:value-type="float" office:value="882" calcext:value-type="float">
            <text:p>8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541,468</text:p>
          </table:table-cell>
          <table:table-cell/>
          <table:table-cell office:value-type="string" calcext:value-type="string">
            <text:p>18,039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56.5" calcext:value-type="float">
            <text:p>56.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09:02:23</meta:creation-date>
    <dc:date>2018-09-01T09:02:23</dc:date>
    <meta:generator>LibreOffice/5.1.6.2$Linux_X86_64 LibreOffice_project/10m0$Build-2</meta:generator>
    <meta:document-statistic meta:table-count="1" meta:cell-count="36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